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Liberation Mono" fo:font-size="18pt" fo:font-style="italic" fo:font-weight="bold" style:font-size-asian="15.75pt" style:font-style-asian="italic" style:font-weight-asian="bold" style:font-size-complex="18pt" style:font-style-complex="italic" style:font-weight-complex="bold"/>
    </style:style>
    <style:style style:name="P2" style:family="paragraph" style:parent-style-name="Heading_20_3">
      <style:paragraph-properties fo:text-align="justify" style:justify-single-word="false"/>
      <style:text-properties style:font-name="Liberation Mono" fo:font-size="14pt" fo:font-style="italic" fo:font-weight="bold" officeooo:rsid="001edcda" officeooo:paragraph-rsid="001edcda" style:font-size-asian="12.25pt" style:font-style-asian="italic" style:font-weight-asian="bold" style:font-size-complex="14pt" style:font-style-complex="italic" style:font-weight-complex="bold"/>
    </style:style>
    <style:style style:name="P3" style:family="paragraph" style:parent-style-name="Heading_20_3">
      <style:paragraph-properties fo:text-align="justify" style:justify-single-word="false" fo:keep-with-next="always"/>
      <style:text-properties style:font-name="Liberation Mono" fo:font-style="italic" officeooo:rsid="001edcda" officeooo:paragraph-rsid="001edcda" style:font-size-asian="12.25pt" style:font-style-asian="italic" style:font-style-complex="italic"/>
    </style:style>
    <style:style style:name="P4" style:family="paragraph" style:parent-style-name="Standard">
      <style:paragraph-properties fo:text-align="justify" style:justify-single-word="false"/>
      <style:text-properties style:font-name="Liberation Mono" fo:font-size="14pt" fo:font-style="normal" fo:font-weight="normal" officeooo:rsid="001edcda" officeooo:paragraph-rsid="001edcda"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officeooo:rsid="001edcda" officeooo:paragraph-rsid="001edcda"/>
    </style:style>
    <style:style style:name="P6" style:family="paragraph" style:parent-style-name="Standard">
      <style:paragraph-properties fo:text-align="justify" style:justify-single-word="false"/>
      <style:text-properties officeooo:paragraph-rsid="001edcda"/>
    </style:style>
    <style:style style:name="P7" style:family="paragraph" style:parent-style-name="Standard">
      <style:paragraph-properties fo:text-align="justify" style:justify-single-word="false"/>
      <style:text-properties fo:color="#c9211e" loext:opacity="100%" style:font-name="Liberation Mono" fo:font-size="14pt" fo:font-style="normal" fo:font-weight="bold" officeooo:rsid="001edcda" officeooo:paragraph-rsid="001edcda" style:font-size-asian="12.25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fo:color="#999999" loext:opacity="100%" style:font-name="Liberation Mono" fo:font-size="14pt" fo:font-style="normal" fo:font-weight="bold" officeooo:rsid="001edcda" officeooo:paragraph-rsid="001edcda" style:font-size-asian="12.25pt" style:font-style-asian="normal" style:font-weight-asian="bold" style:font-size-complex="14pt" style:font-style-complex="normal" style:font-weight-complex="bold"/>
    </style:style>
    <style:style style:name="T1" style:family="text">
      <style:text-properties fo:color="#999999" loext:opacity="100%"/>
    </style:style>
    <style:style style:name="T2" style:family="text">
      <style:text-properties fo:color="#999999" loext:opacity="100%" style:font-name="Liberation Mono" fo:font-size="14pt" fo:font-style="normal" fo:font-weight="bold" officeooo:rsid="001edcda" style:font-size-asian="12.25pt" style:font-style-asian="normal" style:font-weight-asian="bold" style:font-size-complex="14pt" style:font-style-complex="normal" style:font-weight-complex="bold"/>
    </style:style>
    <style:style style:name="T3" style:family="text">
      <style:text-properties fo:color="#c9211e" loext:opacity="100%" style:font-name="Liberation Mono" fo:font-size="14pt" fo:font-style="normal" fo:font-weight="bold" officeooo:rsid="001edcda" style:font-size-asian="12.25pt" style:font-style-asian="normal" style:font-weight-asian="bold" style:font-size-complex="14pt" style:font-style-complex="normal" style:font-weight-complex="bold"/>
    </style:style>
    <style:style style:name="T4" style:family="text">
      <style:text-properties loext:padding-left="0cm" loext:padding-right="0cm" loext:padding-top="0.049cm" loext:padding-bottom="0.049cm" loext:border-left="none" loext:border-right="none" loext:border-top="0.74pt solid #000000" loext:border-bottom="0.74pt solid #000000"/>
    </style:style>
    <style:style style:name="T5" style:family="text">
      <style:text-properties style:font-name="Liberation Mono" fo:font-size="14pt" fo:font-style="normal" fo:font-weight="normal" style:font-size-asian="12.25pt" style:font-style-asian="normal" style:font-weight-asian="normal" style:font-size-complex="14pt" style:font-style-complex="normal" style:font-weight-complex="normal"/>
    </style:style>
    <style:style style:name="T6" style:family="text">
      <style:text-properties style:font-name="Liberation Mono" fo:font-size="14pt" fo:font-style="normal" fo:font-weight="normal" officeooo:rsid="001edcda" style:font-size-asian="12.25pt" style:font-style-asian="normal" style:font-weight-asian="normal" style:font-size-complex="14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Introdução ao LocalStorage</text:h>
      <text:p text:style-name="P4">O localstorage é um tipo de armazenamento do navegador onde mantemos informações sobre a aplicação web. Podemos armazenar informações somente em formato string, utilizando do JSON para formatar as informação para formato de string. Quando usamos esses pequeno bancos de dados temos que estar cientes de informações sobre este armazenamento.</text:p>
      <text:p text:style-name="P4"/>
      <text:p text:style-name="P4">O LocalStorage é um recurso do HTML5 que permite o armazenamento de strings como pares chave-valor no navegador da web. Os dados armazenados podem ser acessados e modificados a partir de qualquer página da web. O LocalStorage é muito útil quando precisamos armazenar informações do usuário em um navegador da web, como preferências de idioma, configurações personalizadas e outras informações que precisam ser mantidas entre sessões.</text:p>
      <text:p text:style-name="P4"/>
      <text:h text:style-name="P2" text:outline-level="3"><text:bookmark text:name="como-funciona-o-localstorage?"/>Como funciona o LocalStorage?</text:h>
      <text:p text:style-name="P4">O LocalStorage funciona armazenando dados no computador do usuário em um banco de dados interno do navegador. Os dados são armazenados em pares chave-valor e podem ser acessados e modificados usando JavaScript.</text:p>
      <text:p text:style-name="P4">Quando um usuário visita uma página da web que usa o LocalStorage, o navegador verifica se existem dados armazenados no LocalStorage para essa página. Se houver dados armazenados, eles serão carregados na página para poderem ser usados. Se não houver dados armazenados, a página irá inicializar o LocalStorage para essa página.</text:p>
      <text:p text:style-name="P4">Os dados do LocalStorage são armazenados indefinidamente, a menos que sejam removidos manualmente ou que o usuário limpe os dados do navegador.</text:p>
      <text:p text:style-name="P4"/>
      <text:h text:style-name="P3" text:outline-level="3"><text:bookmark text:name="como-usar-o-localstorage?"/>Como usar o LocalStorage?</text:h>
      <text:p text:style-name="P4">Para usar o LocalStorage, primeiro precisamos verificar se o navegador suporta essa tecnologia. Podemos fazer isso usando a seguinte verificação:</text:p>
      <text:p text:style-name="P4"/>
      <text:p text:style-name="P4"/>
      <text:p text:style-name="P4"/>
      <text:p text:style-name="P4"/>
      <text:p text:style-name="P4"><text:soft-page-break/></text:p>
      <text:p text:style-name="P4">Sintaxe: </text:p>
      <text:p text:style-name="P4"/>
      <text:p text:style-name="P7">if (typeof(Storage) !== "undefined") {</text:p>
      <text:p text:style-name="P7"><text:s text:c="4"/><text:span text:style-name="T1">// Suporte para LocalStorage</text:span></text:p>
      <text:p text:style-name="P7"><text:s text:c="4"/>console.log("Possui suporte")</text:p>
      <text:p text:style-name="P7">} else {</text:p>
      <text:p text:style-name="P6"><text:span text:style-name="T3"><text:s text:c="4"/></text:span><text:span text:style-name="T2">// Sem suporte para LocalStorage</text:span></text:p>
      <text:p text:style-name="P7"><text:s text:c="4"/>console.log("Não possui suporte")</text:p>
      <text:p text:style-name="P7">}</text:p>
      <text:p text:style-name="P7"/>
      <text:p text:style-name="P6"><text:span text:style-name="T6">Se o navegador suportar o LocalStorage, podemos usar o método </text:span><text:span text:style-name="Source_20_Text"><text:span text:style-name="T6">setItem()</text:span></text:span><text:span text:style-name="T6"> para armazenar dados e o método </text:span><text:span text:style-name="Source_20_Text"><text:span text:style-name="T6">getItem()</text:span></text:span><text:span text:style-name="T6"> para recuperar dados do LocalStorage. Aqui está um exemplo:</text:span></text:p>
      <text:p text:style-name="P6"><text:span text:style-name="T6"/></text:p>
      <text:p text:style-name="P5"><text:span text:style-name="T5">sintaxe:</text:span></text:p>
      <text:p text:style-name="P5"><text:span text:style-name="T5"/></text:p>
      <text:p text:style-name="P8">// Armazenar dados no LocalStorage</text:p>
      <text:p text:style-name="P7">localStorage.setItem("nome", "João");</text:p>
      <text:p text:style-name="P5"><text:span text:style-name="T5"/></text:p>
      <text:p text:style-name="P8">// Recuperar dados do LocalStorage</text:p>
      <text:p text:style-name="P7">const nome = localStorage.getItem("no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6:10:07.539640842</meta:creation-date>
    <dc:date>2024-02-21T16:19:32.377314019</dc:date>
    <meta:editing-duration>PT9M25S</meta:editing-duration>
    <meta:editing-cycles>1</meta:editing-cycles>
    <meta:document-statistic meta:table-count="0" meta:image-count="0" meta:object-count="0" meta:page-count="2" meta:paragraph-count="23" meta:word-count="320" meta:character-count="2201" meta:non-whitespace-character-count="1886"/>
    <meta:generator>LibreOffice/24.2.0.3$Linux_X86_64 LibreOffice_project/da48488a73ddd66ea24cf16bbc4f7b9c08e9bea1</meta:generator>
  </office:meta>
</office:document-meta>
</file>